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apCacheTests.testIsStoreByReferenc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Tests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Tests.testNonSerializabl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apCach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apCacheTests.tes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MapCacheTests.createCacheWithStore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apCache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Tests.testInvalidSerialize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MapCacheTests.getCache( boolean allow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